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2cm" draw:marker-start-center="false" draw:marker-end="" draw:marker-end-width="0.322cm" draw:marker-end-center="false" draw:fill="solid" draw:fill-color="#dddddd" draw:opacity="100%" draw:textarea-horizontal-align="justify" draw:textarea-vertical-align="top" draw:auto-grow-height="false" fo:min-height="24.294cm" fo:min-width="32.162cm" fo:padding-top="0.166cm" fo:padding-bottom="0.166cm" fo:padding-left="0.291cm" fo:padding-right="0.291cm" fo:wrap-option="wrap" draw:shadow="hidden" draw:shadow-offset-x="0.2cm" draw:shadow-offset-y="0.2cm" draw:shadow-color="#808080" draw:shadow-opacity="100%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ffd428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ffffff" draw:marker-start="" draw:marker-start-width="0.321cm" draw:marker-start-center="false" draw:marker-end="" draw:marker-end-width="0.321cm" draw:marker-end-center="false" draw:fill="solid" draw:fill-color="#999999" draw:textarea-horizontal-align="justify" draw:textarea-vertical-align="middle" draw:auto-grow-height="false" fo:min-height="1.671cm" fo:min-width="11.826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23cm" fo:min-width="20.584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5.689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408cm" svg:height="27.29cm" svg:x="53.36cm" svg:y="7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2.405cm" svg:height="2cm" svg:x="54.36cm" svg:y="6.833cm">
          <text:p text:style-name="P2"><text:span text:style-name="T1">To do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12.405cm" svg:height="2cm" svg:x="64.7cm" svg:y="6.834cm">
          <text:p text:style-name="P2"><text:span text:style-name="T1">Doing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12.405cm" svg:height="2cm" svg:x="75.04cm" svg:y="6.835cm">
          <text:p text:style-name="P2"><text:span text:style-name="T1">Done</text:span></text:p>
          <draw:enhanced-geometry svg:viewBox="0 0 21600 21600" draw:text-areas="0 0 21600 21600" draw:type="chevron" draw:modifiers="19818.8618410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5" draw:text-style-name="P6" draw:layer="layout" svg:width="0.502cm" svg:height="1.187cm" svg:x="56.356cm" svg:y="13.891cm">
          <draw:text-box>
            <text:p/>
          </draw:text-box>
        </draw:frame>
        <draw:frame draw:style-name="gr6" draw:text-style-name="P7" draw:layer="layout" svg:width="21.084cm" svg:height="3.473cm" svg:x="83.704cm" svg:y="2.406cm">
          <draw:text-box>
            <text:p><text:span text:style-name="T2">Docker i </text:span><text:span text:style-name="T2">Kubernetes</text:span></text:p>
          </draw:text-box>
        </draw:frame>
        <draw:frame draw:style-name="gr7" draw:text-style-name="P8" draw:layer="layout" svg:width="22.312cm" svg:height="5.229cm" svg:x="20.33cm" svg:y="25.961cm">
          <draw:text-box>
            <text:p>Dobar clanak</text:p>
            <text:p><text:a xlink:href="https://www.cloudamqp.com/blog/amqp-vs-mqtt.html" xlink:type="simple">https://www.cloudamqp.com/blog/amqp-vs-mqtt.html</text:a></text:p>
            <text:p/>
            <text:p><text:a xlink:href="https://www.cloudamqp.com/blog/when-to-use-rabbitmq-or-apache-kafka.html" xlink:type="simple">https://www.cloudamqp.com/blog/when-to-use-rabbitmq-or-apache-kafka.html</text:a></text:p>
            <text:p/>
            <text:p><text:a xlink:href="https://youtu.be/7rkeORD4jSw?si=xI_HFrW1U7hFTzfL" xlink:type="simple">https://youtu.be/7rkeORD4jSw?si=xI_HFrW1U7hFTzfL</text:a></text:p>
          </draw:text-box>
        </draw:frame>
        <draw:frame draw:style-name="gr8" draw:text-style-name="P8" draw:layer="layout" svg:width="39.323cm" svg:height="6.65cm" svg:x="119.319cm" svg:y="5.135cm">
          <draw:text-box>
            <text:p>docker build -t pika .</text:p>
            <text:p>docker network create proj3</text:p>
            <text:p/>
            <text:p text:style-name="P9">docker run -it -p 15672:15672 --name rabbit <text:s/>--network proj3 rabbitmq:3-management</text:p>
            <text:p text:style-name="P9"/>
            <text:p text:style-name="P9"><text:s/>docker run -it --name pikaSend -v /home/mj/Desktop/NOS/III/work/pika/:/work/ --network proj3 pika</text:p>
            <text:p text:style-name="P9"><text:s/>docker run -it --name pikaReceive -v /home/mj/Desktop/NOS/III/work/pika/:/work/ --network proj3 pika</text:p>
            <text:p/>
            <text:p/>
          </draw:text-box>
        </draw:frame>
        <draw:frame draw:style-name="gr9" draw:text-style-name="P8" draw:layer="layout" svg:width="6.712cm" svg:height="0.963cm" svg:x="142.775cm" svg:y="1.839cm">
          <draw:text-box>
            <text:p>http://localhost:15672/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22:01:18.856423751</meta:creation-date>
    <meta:generator>LibreOffice/24.2.4.2$Linux_X86_64 LibreOffice_project/420$Build-2</meta:generator>
    <dc:date>2024-07-05T20:17:25.228254003</dc:date>
    <meta:editing-duration>PT6H27M50S</meta:editing-duration>
    <meta:editing-cycles>21</meta:editing-cycles>
    <meta:document-statistic meta:object-count="9"/>
  </office:meta>
</office:document-meta>
</file>